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b3b300"/>
    </style:style>
    <style:style style:name="ce5" style:family="table-cell" style:parent-style-name="Default">
      <style:table-cell-properties fo:background-color="#ff9966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2" office:value-type="string">
            <text:p><text:s text:c="22"/>csl_enum test cases</text:p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" office:value-type="string">
            <text:p>csl_enum item</text:p>
          </table:table-cell>
          <table:table-cell table:style-name="ce3" office:value-type="string">
            <text:p>pos int</text:p>
          </table:table-cell>
          <table:table-cell table:style-name="ce3" office:value-type="string">
            <text:p>neg int</text:p>
          </table:table-cell>
          <table:table-cell table:style-name="ce3" office:value-type="string">
            <text:p>pos real</text:p>
          </table:table-cell>
          <table:table-cell table:style-name="ce3" office:value-type="string">
            <text:p>neg real</text:p>
          </table:table-cell>
          <table:table-cell table:style-name="ce3" office:value-type="string">
            <text:p>x, z number</text:p>
          </table:table-cell>
          <table:table-cell table:style-name="ce3" office:value-type="string">
            <text:p>verinum</text:p>
          </table:table-cell>
          <table:table-cell table:style-name="ce3" office:value-type="string">
            <text:p>op_expr</text:p>
          </table:table-cell>
          <table:table-cell table:style-name="ce3" office:value-type="string">
            <text:p>concat_expr</text:p>
          </table:table-cell>
          <table:table-cell table:style-name="ce3" office:value-type="string">
            <text:p>repl_expr</text:p>
          </table:table-cell>
          <table:table-cell table:style-name="ce3" office:value-type="string">
            <text:p>no value</text:p>
          </table:table-cell>
          <table:table-cell table:style-name="ce3" office:value-type="string">
            <text:p>csl_bitrange</text:p>
          </table:table-cell>
          <table:table-cell table:style-name="ce3" office:value-type="string">
            <text:p>enum_item</text:p>
          </table:table-cell>
        </table:table-row>
        <table:table-row table:style-name="ro2">
          <table:table-cell table:style-name="ce1" office:value-type="string">
            <text:p>legal/illegal</text:p>
          </table:table-cell>
          <table:table-cell table:style-name="ce4">
            <office:annotation draw:style-name="gr1" draw:text-style-name="P2" svg:width="1.1409in" svg:height="0.7012in" svg:x="2.2598in" svg:y="0.1622in" draw:caption-point-x="-2.2598in" draw:caption-point-y="-0.1622in">
              <dc:date>2009-04-21T00:00:00</dc:date>
              <text:p text:style-name="P1"><text:span text:style-name="T1"><text:s/></text:span><text:span text:style-name="T1">enum_no_neg_values_valid_gen.pl </text:span></text:p>
            </office:annotation>
          </table:table-cell>
          <table:table-cell table:style-name="ce4">
            <office:annotation draw:style-name="gr1" draw:text-style-name="P2" svg:width="1.1409in" svg:height="0.7012in" svg:x="3.1488in" svg:y="0.1622in" draw:caption-point-x="-3.1488in" draw:caption-point-y="-0.1622in">
              <dc:date>2009-04-21T00:00:00</dc:date>
              <text:p text:style-name="P1"><text:span text:style-name="T1"><text:s/></text:span><text:span text:style-name="T1">enum_no_neg_values_valid_gen.pl </text:span></text:p>
            </office:annotation>
          </table:table-cell>
          <table:table-cell table:style-name="ce5">
            <office:annotation draw:style-name="gr1" draw:text-style-name="P2" svg:width="1.1409in" svg:height="0.5457in" svg:x="4.0378in" svg:y="0.1622in" draw:caption-point-x="-4.0378in" draw:caption-point-y="-0.1622in">
              <dc:date>2009-04-21T00:00:00</dc:date>
              <text:p text:style-name="P1"><text:span text:style-name="T1">enum_no_char_float_invalid_gen.pl</text:span></text:p>
            </office:annotation>
          </table:table-cell>
          <table:table-cell table:style-name="ce5">
            <office:annotation draw:style-name="gr1" draw:text-style-name="P2" svg:width="1.1409in" svg:height="0.5457in" svg:x="4.9268in" svg:y="0.1622in" draw:caption-point-x="-4.9268in" draw:caption-point-y="-0.1622in">
              <dc:date>2009-04-21T00:00:00</dc:date>
              <text:p text:style-name="P1"><text:span text:style-name="T1">enum_no_char_float_invalid_gen.pl</text:span></text:p>
            </office:annotation>
          </table:table-cell>
          <table:table-cell table:style-name="ce5">
            <office:annotation draw:style-name="gr1" draw:text-style-name="P2" svg:width="1.1409in" svg:height="0.3902in" svg:x="5.8157in" svg:y="0.1622in" draw:caption-point-x="-5.8157in" draw:caption-point-y="-0.1622in">
              <dc:date>2009-04-21T00:00:00</dc:date>
              <text:p text:style-name="P1"><text:span text:style-name="T1">enum_verilog_invalid_gen.pl </text:span></text:p>
            </office:annotation>
          </table:table-cell>
          <table:table-cell table:style-name="ce4">
            <office:annotation draw:style-name="gr1" draw:text-style-name="P2" svg:width="1.1409in" svg:height="0.3902in" svg:x="6.7047in" svg:y="0.1622in" draw:caption-point-x="-6.7047in" draw:caption-point-y="-0.1622in">
              <dc:date>2009-04-21T00:00:00</dc:date>
              <text:p text:style-name="P1"><text:span text:style-name="T1">enum_verilog_valid_gen.pl</text:span></text:p>
            </office:annotation>
          </table:table-cell>
          <table:table-cell table:style-name="ce4">
            <office:annotation draw:style-name="gr1" draw:text-style-name="P2" svg:width="1.1409in" svg:height="0.3902in" svg:x="7.5937in" svg:y="0.1622in" draw:caption-point-x="-7.5937in" draw:caption-point-y="-0.1622in">
              <dc:date>2009-04-21T00:00:00</dc:date>
              <text:p text:style-name="P1"><text:span text:style-name="T1">enum_ei_eq_ei.pl</text:span></text:p>
            </office:annotation>
          </table:table-cell>
          <table:table-cell table:style-name="ce5">
            <office:annotation draw:style-name="gr1" draw:text-style-name="P2" svg:width="1.1413in" svg:height="0.3902in" svg:x="8.4831in" svg:y="0.1622in" draw:caption-point-x="-8.4831in" draw:caption-point-y="-0.1622in">
              <dc:date>2009-04-21T00:00:00</dc:date>
              <text:p text:style-name="P2">enum_concat_repl_br_invalid.pl</text:p>
            </office:annotation>
          </table:table-cell>
          <table:table-cell table:style-name="ce5">
            <office:annotation draw:style-name="gr1" draw:text-style-name="P2" svg:width="1.1413in" svg:height="0.3902in" svg:x="9.372in" svg:y="0.1622in" draw:caption-point-x="-9.372in" draw:caption-point-y="-0.1622in">
              <dc:date>2009-04-21T00:00:00</dc:date>
              <text:p text:style-name="P2">enum_concat_repl_br_invalid.pl</text:p>
            </office:annotation>
          </table:table-cell>
          <table:table-cell table:style-name="ce4">
            <office:annotation draw:style-name="gr1" draw:text-style-name="P2" svg:width="1.1409in" svg:height="0.7012in" svg:x="10.261in" svg:y="0.1622in" draw:caption-point-x="-10.261in" draw:caption-point-y="-0.1622in">
              <dc:date>2009-04-21T00:00:00</dc:date>
              <text:p text:style-name="P1"><text:span text:style-name="T1"><text:s/></text:span><text:span text:style-name="T1">enum_no_neg_values_valid_gen.pl </text:span></text:p>
            </office:annotation>
          </table:table-cell>
          <table:table-cell table:style-name="ce5">
            <office:annotation draw:style-name="gr1" draw:text-style-name="P2" svg:width="1.1413in" svg:height="0.3902in" svg:x="11.15in" svg:y="0.1622in" draw:caption-point-x="-11.15in" draw:caption-point-y="-0.1622in">
              <dc:date>2009-04-21T00:00:00</dc:date>
              <text:p text:style-name="P2">enum_concat_repl_br_invalid.pl</text:p>
            </office:annotation>
          </table:table-cell>
          <table:table-cell table:style-name="ce4">
            <office:annotation draw:style-name="gr1" draw:text-style-name="P2" svg:width="1.1409in" svg:height="0.3902in" svg:x="12.039in" svg:y="0.1622in" draw:caption-point-x="-12.039in" draw:caption-point-y="-0.1622in">
              <dc:date>2009-04-21T00:00:00</dc:date>
              <text:p text:style-name="P1"><text:span text:style-name="T1">enum_ei_eq_ei.pl</text:span></text:p>
            </office:annotation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table:style-name="ce4"/>
          <table:table-cell office:value-type="string">
            <text:p>legal</text:p>
          </table:table-cell>
          <table:table-cell table:number-columns-repeated="10"/>
        </table:table-row>
        <table:table-row table:style-name="ro2">
          <table:table-cell/>
          <table:table-cell table:style-name="ce5"/>
          <table:table-cell office:value-type="string">
            <text:p>illegal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04/21/2009</text:date>, <text:time>21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onicaS</meta:initial-creator>
    <meta:creation-date>2009-04-16T18:58:34</meta:creation-date>
    <dc:creator>MonicaS</dc:creator>
    <dc:date>2009-04-21T21:18:43</dc:date>
    <meta:editing-cycles>4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3" meta:cell-count="29"/>
  </office:meta>
</office:document-meta>
</file>